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a24a" officeooo:paragraph-rsid="000ea24a"/>
    </style:style>
    <style:style style:name="P2" style:family="paragraph" style:parent-style-name="Standard">
      <style:paragraph-properties fo:text-align="center" style:justify-single-word="false"/>
      <style:text-properties officeooo:rsid="000ea24a" officeooo:paragraph-rsid="000ea24a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a24a" officeooo:paragraph-rsid="000ea24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a24a" officeooo:paragraph-rsid="000ea24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0pt" officeooo:paragraph-rsid="000ea24a" style:font-size-asian="10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Monospace" fo:font-size="10pt" style:font-size-asian="10pt"/>
    </style:style>
    <style:style style:name="P7" style:family="paragraph" style:parent-style-name="Standard">
      <style:paragraph-properties fo:text-align="end" style:justify-single-word="false"/>
      <style:text-properties officeooo:rsid="000ea24a" officeooo:paragraph-rsid="000ea24a"/>
    </style:style>
    <style:style style:name="P8" style:family="paragraph" style:parent-style-name="Standard">
      <style:paragraph-properties fo:text-align="end" style:justify-single-word="false"/>
      <style:text-properties officeooo:rsid="000ea24a" officeooo:paragraph-rsid="00156250"/>
    </style:style>
    <style:style style:name="P9" style:family="paragraph" style:parent-style-name="Standard">
      <style:paragraph-properties fo:text-align="end" style:justify-single-word="false"/>
      <style:text-properties officeooo:rsid="00156250" officeooo:paragraph-rsid="00156250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ea24a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6c505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b5432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6c505" officeooo:paragraph-rsid="0016c505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style:font-name="Monospace"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4" style:family="text">
      <style:text-properties style:font-name="Monospace" fo:font-size="10pt" fo:font-style="italic" style:font-size-asian="10pt" style:font-style-asian="italic" style:font-style-complex="italic"/>
    </style:style>
    <style:style style:name="T5" style:family="text">
      <style:text-properties style:font-name="Monospace" fo:font-size="10pt" fo:font-style="italic" style:text-underline-style="solid" style:text-underline-width="auto" style:text-underline-color="font-color" style:font-size-asian="10pt" style:font-style-asian="italic" style:font-style-complex="italic"/>
    </style:style>
    <style:style style:name="T6" style:family="text">
      <style:text-properties style:font-name="Monospace" fo:font-size="10pt" fo:font-weight="bold" style:font-size-asian="10pt" style:font-weight-asian="bold" style:font-weight-complex="bold"/>
    </style:style>
    <style:style style:name="T7" style:family="text">
      <style:text-properties style:font-name="Monospace" fo:font-size="10pt" fo:font-weight="normal" style:font-size-asian="10pt" style:font-weight-asian="normal" style:font-weight-complex="normal"/>
    </style:style>
    <style:style style:name="T8" style:family="text">
      <style:text-properties style:font-name="Monospace" fo:font-size="10pt" style:text-underline-style="none" style:font-size-asian="10pt"/>
    </style:style>
    <style:style style:name="T9" style:family="text">
      <style:text-properties style:font-name="Monospace" fo:font-size="10pt" fo:font-style="normal" style:text-underline-style="solid" style:text-underline-width="auto" style:text-underline-color="font-color" style:font-size-asian="10pt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yler Charles Hoffman</text:p>
      <text:p text:style-name="P8">Eddie Philip Gurnee</text:p>
      <text:p text:style-name="P1">2015-03-20</text:p>
      <text:p text:style-name="P9">COSC 571</text:p>
      <text:p text:style-name="P1"/>
      <text:p text:style-name="P2">Best Books Project</text:p>
      <text:p text:style-name="P2">Phase 3 – Logical Database Design</text:p>
      <text:p text:style-name="P2"/>
      <text:p text:style-name="P3">Relational Schema</text:p>
      <text:list xml:id="list8806272002058220672" text:style-name="L1">
        <text:list-item>
          <text:p text:style-name="P11"><text:span text:style-name="T1">address(</text:span><text:span text:style-name="T2">id</text:span><text:span text:style-name="T1">, street_address, city, zipcode, </text:span><text:span text:style-name="T4">state</text:span><text:span text:style-name="T1">)</text:span></text:p>
        </text:list-item>
        <text:list-item>
          <text:p text:style-name="P10"><text:span text:style-name="T1">admin(</text:span><text:span text:style-name="T2">username</text:span><text:span text:style-name="T1">, password)</text:span></text:p>
        </text:list-item>
        <text:list-item>
          <text:p text:style-name="P13"><text:span text:style-name="T1">author(</text:span><text:span text:style-name="T2">id</text:span><text:span text:style-name="T1">, first_name, last_name)</text:span></text:p>
        </text:list-item>
        <text:list-item>
          <text:p text:style-name="P13"><text:span text:style-name="T1">book(</text:span><text:span text:style-name="T2">isbn</text:span><text:span text:style-name="T1">, title, description, price, cover_filepath, </text:span><text:span text:style-name="T4">author_id</text:span><text:span text:style-name="T1">, </text:span><text:span text:style-name="T4">publisher_id</text:span><text:span text:style-name="T1">)</text:span></text:p>
        </text:list-item>
        <text:list-item>
          <text:p text:style-name="P10"><text:span text:style-name="T1">book_genre(</text:span><text:span text:style-name="T5">isbn</text:span><text:span text:style-name="T8">, </text:span><text:span text:style-name="T5">genre_id</text:span><text:span text:style-name="T1">)</text:span></text:p>
        </text:list-item>
        <text:list-item>
          <text:p text:style-name="P10"><text:span text:style-name="T1">coupon(</text:span><text:span text:style-name="T2">entry_code</text:span><text:span text:style-name="T1">, expiration_date, value, used, </text:span><text:span text:style-name="T4">customer_username</text:span><text:span text:style-name="T1">, </text:span><text:span text:style-name="T4">order_id</text:span><text:span text:style-name="T1">)</text:span></text:p>
        </text:list-item>
        <text:list-item>
          <text:p text:style-name="P13"><text:span text:style-name="T1">credit_card(</text:span><text:span text:style-name="T2">number</text:span><text:span text:style-name="T1">, type, ccv, expiration_date, issuer, name_on_card, associated_zip, pin_number, </text:span><text:span text:style-name="T4">customer_username</text:span><text:span text:style-name="T1">)</text:span></text:p>
        </text:list-item>
        <text:list-item>
          <text:p text:style-name="P13"><text:span text:style-name="T1">customer(</text:span><text:span text:style-name="T2">username</text:span><text:span text:style-name="T1">, password, email, first_name, last_name, middle_initial, date_of_birth, loyalty_points, one_click_buying, prime_member, </text:span><text:span text:style-name="T4">phone_area_code</text:span><text:span text:style-name="T1">, </text:span><text:span text:style-name="T4">phone_number</text:span><text:span text:style-name="T1">, </text:span><text:span text:style-name="T4">address_id</text:span><text:span text:style-name="T1">, </text:span><text:span text:style-name="T4">card_number</text:span><text:span text:style-name="T1">)</text:span></text:p>
        </text:list-item>
        <text:list-item>
          <text:p text:style-name="P10"><text:span text:style-name="T1">customer_address(</text:span><text:span text:style-name="T5">username</text:span><text:span text:style-name="T8">, </text:span><text:span text:style-name="T5">address_id</text:span><text:span text:style-name="T1">)</text:span></text:p>
        </text:list-item>
        <text:list-item>
          <text:p text:style-name="P10"><text:span text:style-name="T1">genre(</text:span><text:span text:style-name="T2">id</text:span><text:span text:style-name="T1">, name, </text:span><text:span text:style-name="T4">most_popular_isbn</text:span><text:span text:style-name="T1">)</text:span></text:p>
        </text:list-item>
        <text:list-item>
          <text:p text:style-name="P10"><text:span text:style-name="T1">order_item(</text:span><text:span text:style-name="T5">order_id</text:span><text:span text:style-name="T8">, </text:span><text:span text:style-name="T5">book_id</text:span><text:span text:style-name="T1">, quantity)</text:span></text:p>
        </text:list-item>
        <text:list-item>
          <text:p text:style-name="P10"><text:span text:style-name="T1">phone(</text:span><text:span text:style-name="T5">area_code</text:span><text:span text:style-name="T8">, </text:span><text:span text:style-name="T5">number</text:span><text:span text:style-name="T1">, carrier)</text:span></text:p>
        </text:list-item>
        <text:list-item>
          <text:p text:style-name="P10"><text:span text:style-name="T1">publisher(</text:span><text:span text:style-name="T2">id</text:span><text:span text:style-name="T1">, name, code, num_books)</text:span></text:p>
        </text:list-item>
        <text:list-item>
          <text:p text:style-name="P6">review(<text:span text:style-name="T11">book_isbn</text:span>, <text:span text:style-name="T11">customer_username</text:span>, content, rating, submit_time)</text:p>
        </text:list-item>
        <text:list-item>
          <text:p text:style-name="P10"><text:span text:style-name="T1">sales_order(</text:span><text:span text:style-name="T2">id</text:span><text:span text:style-name="T1">, total_cost, submit_date, shipping_cost, delivery_date, delivery_status, </text:span><text:span text:style-name="T4">contact_phone_area_code</text:span><text:span text:style-name="T1">, </text:span><text:span text:style-name="T4">contact_phone_number</text:span><text:span text:style-name="T1">, </text:span><text:span text:style-name="T4">customer_username</text:span><text:span text:style-name="T1">, </text:span><text:span text:style-name="T4">address_id</text:span><text:span text:style-name="T1">, </text:span><text:span text:style-name="T4">credit_card_number</text:span><text:span text:style-name="T1">)</text:span></text:p>
        </text:list-item>
        <text:list-item>
          <text:p text:style-name="P10"><text:span text:style-name="T1">series_entry(</text:span><text:span text:style-name="T5">book_isbn</text:span><text:span text:style-name="T8">, </text:span><text:span text:style-name="T5">series_id</text:span><text:span text:style-name="T1">, position)</text:span></text:p>
        </text:list-item>
        <text:list-item>
          <text:p text:style-name="P12"><text:span text:style-name="T1">series(</text:span><text:span text:style-name="T2">id</text:span><text:span text:style-name="T1">, name)</text:span></text:p>
        </text:list-item>
        <text:list-item>
          <text:p text:style-name="P14"><text:span text:style-name="T1">shipping_zone(</text:span><text:span text:style-name="T3">code</text:span><text:span text:style-name="T1">, price, time)</text:span></text:p>
        </text:list-item>
        <text:list-item>
          <text:p text:style-name="P14"><text:span text:style-name="T1">state(</text:span><text:span text:style-name="T9">abbreviation</text:span><text:span text:style-name="T1">, name, </text:span><text:span text:style-name="T4">shipping_code</text:span><text:span text:style-name="T1">)</text:span></text:p>
        </text:list-item>
        <text:list-item>
          <text:p text:style-name="P10"><text:span text:style-name="T1">wishlist(</text:span><text:span text:style-name="T5">book_isbn</text:span><text:span text:style-name="T8">, </text:span><text:span text:style-name="T5">customer_id</text:span><text:span text:style-name="T1">)</text:span></text:p>
        </text:list-item>
      </text:list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aco" svg:font-family="Monaco" style:font-family-generic="roman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</meta:initial-creator>
    <meta:creation-date>2015-03-20T18:46:11.472278598</meta:creation-date>
    <meta:generator>LibreOffice/4.2.8.2$MacOSX_x86 LibreOffice_project/48d50dbfc06349262c9d50868e5c1f630a573ebd</meta:generator>
    <dc:date>2015-03-20T22:02:58.110247000</dc:date>
    <meta:editing-duration>PT33M25S</meta:editing-duration>
    <meta:editing-cycles>12</meta:editing-cycles>
    <meta:document-statistic meta:table-count="0" meta:image-count="0" meta:object-count="0" meta:page-count="1" meta:paragraph-count="27" meta:word-count="131" meta:character-count="1338" meta:non-whitespace-character-count="1253"/>
  </office:meta>
</office:document-meta>
</file>